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22606E9C51.jpg" manifest:media-type=""/>
  <manifest:file-entry manifest:full-path="Pictures/10000000000002D800000222E020B967.jpg" manifest:media-type=""/>
  <manifest:file-entry manifest:full-path="Pictures/10000000000002D8000002226D292F3F.jpg" manifest:media-type=""/>
  <manifest:file-entry manifest:full-path="Pictures/10000000000002D80000022225B8BD3E.jpg" manifest:media-type=""/>
  <manifest:file-entry manifest:full-path="Pictures/10000000000002D80000022276050BEF.jpg" manifest:media-type=""/>
  <manifest:file-entry manifest:full-path="Pictures/10000000000002D800000222E5EAE570.jpg" manifest:media-type=""/>
  <manifest:file-entry manifest:full-path="Pictures/10000000000002D800000222FC8A0C86.jpg" manifest:media-type=""/>
  <manifest:file-entry manifest:full-path="Pictures/10000000000002D8000002229DA56673.jpg" manifest:media-type=""/>
  <manifest:file-entry manifest:full-path="Pictures/10000000000002D800000222B41173D4.jpg" manifest:media-type=""/>
  <manifest:file-entry manifest:full-path="Pictures/10000000000002D8000002227FE361A4.jpg" manifest:media-type=""/>
  <manifest:file-entry manifest:full-path="Pictures/10000000000002D800000222FA7094DC.jpg" manifest:media-type=""/>
  <manifest:file-entry manifest:full-path="Pictures/10000000000002D800000222851D6D32.jpg" manifest:media-type=""/>
  <manifest:file-entry manifest:full-path="Pictures/10000000000002D8000002228A923F55.jpg" manifest:media-type=""/>
  <manifest:file-entry manifest:full-path="Pictures/10000000000002D80000022260057403.jpg" manifest:media-type=""/>
  <manifest:file-entry manifest:full-path="Pictures/10000000000001080000005A938EE5B3.png" manifest:media-type=""/>
  <manifest:file-entry manifest:full-path="Pictures/100000000000010B000000DFF7AE263A.png" manifest:media-type=""/>
  <manifest:file-entry manifest:full-path="Pictures/10000000000002D8000002226847D640.jpg" manifest:media-type=""/>
  <manifest:file-entry manifest:full-path="Pictures/10000000000002D80000022225C572AB.jpg" manifest:media-type=""/>
  <manifest:file-entry manifest:full-path="Pictures/10000000000002D800000222A9D3DB34.jpg" manifest:media-type=""/>
  <manifest:file-entry manifest:full-path="Pictures/1000000000000187000001721CF530A3.png" manifest:media-type=""/>
  <manifest:file-entry manifest:full-path="Pictures/10000000000002D8000002223A35A1C2.jpg" manifest:media-type=""/>
  <manifest:file-entry manifest:full-path="Pictures/10000000000000D4000000EE88D86D97.jpg" manifest:media-type=""/>
  <manifest:file-entry manifest:full-path="Pictures/10000000000002D8000002226956917A.jpg" manifest:media-type=""/>
  <manifest:file-entry manifest:full-path="Pictures/10000000000002D8000002221C92A422.jpg" manifest:media-type=""/>
  <manifest:file-entry manifest:full-path="Pictures/10000000000002D8000002228EE8F8D5.jpg" manifest:media-type=""/>
  <manifest:file-entry manifest:full-path="Pictures/10000000000002D800000222B1B9F572.jpg" manifest:media-type=""/>
  <manifest:file-entry manifest:full-path="Pictures/10000000000002D800000222FC6513BB.jpg" manifest:media-type=""/>
  <manifest:file-entry manifest:full-path="Pictures/10000000000002E1000002379C7EA1F8.jpg" manifest:media-type=""/>
  <manifest:file-entry manifest:full-path="Pictures/10000000000002D80000022266E65557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78cm, 2.66cm, 1.692cm, 3.3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526cm, 1.737cm, 2.145cm, 2.143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6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13cm, 1.451cm, 1.079cm, 0cm)" draw:image-opacity="100%" style:mirror="none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1cm, 3.824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1cm, 0cm, 0.533cm, 0cm)" draw:image-opacity="100%" style:mirror="none"/>
    </style:style>
    <style:style style:name="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127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6cm, 0.806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5cm, 1.459cm, 4.249cm, 0cm)" draw:image-opacity="100%" style:mirror="none"/>
    </style:style>
    <style:style style:name="gr1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76cm, 1.237cm, 3.648cm, 0cm)" draw:image-opacity="100%" style:mirror="none"/>
    </style:style>
    <style:style style:name="gr1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95cm, 1.433cm, 3.929cm, 0.595cm)" draw:image-opacity="100%" style:mirror="none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76cm, 1.237cm, 4.55cm, 0cm)" draw:image-opacity="100%" style:mirror="none"/>
    </style:style>
    <style:style style:name="gr1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55cm, 0cm)" draw:image-opacity="100%" style:mirror="none"/>
    </style:style>
    <style:style style:name="gr1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6cm, 0.96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color="#dd4814"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eb613d" fo:font-size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eb613d"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family="Cursive" style:font-family-generic="script" fo:font-size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dd4814" fo:font-family="Cursive" style:font-family-generic="script" fo:font-size="18pt" fo:hyphenate="false"/>
    </style:style>
    <style:style style:name="T1" style:family="text">
      <style:text-properties fo:color="#dd4814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eb613d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color="#dd4814" style:text-line-through-style="none" fo:font-family="Cursive" style:font-family-generic="script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g draw:name="Group 12">
          <draw:frame draw:name="Picture 4" draw:style-name="gr1" draw:text-style-name="P1" draw:layer="layout" svg:width="9.524cm" svg:height="8.186cm" svg:x="2.239cm" svg:y="5.704cm">
            <draw:image xlink:href="Pictures/10000000000002D800000222FC6513BB.jpg" xlink:type="simple" xlink:show="embed" xlink:actuate="onLoad">
              <text:p/>
            </draw:image>
          </draw:frame>
          <draw:custom-shape draw:name="Rectangle 5" draw:style-name="gr2" draw:text-style-name="P3" draw:layer="layout" svg:width="13.946cm" svg:height="2.539cm" svg:x="0cm" svg:y="4.564cm">
            <text:p text:style-name="P2"><text:span text:style-name="T1">HTML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AutoShape 2" draw:style-name="gr3" draw:text-style-name="P4" draw:layer="layout" svg:width="0.611cm" svg:height="0.626cm" svg:x="8.533cm" svg:y="2.1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4" draw:style-name="gr3" draw:text-style-name="P4" draw:layer="layout" svg:width="0.611cm" svg:height="0.626cm" svg:x="8.718cm" svg:y="2.1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" draw:style-name="gr3" draw:text-style-name="P4" draw:layer="layout" svg:width="0.611cm" svg:height="0.626cm" svg:x="8.533cm" svg:y="2.1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4" draw:text-style-name="P1" draw:layer="layout" svg:width="11.112cm" svg:height="5.754cm" svg:x="12.105cm" svg:y="7.739cm">
            <draw:image xlink:href="Pictures/10000000000002D8000002223A35A1C2.jpg" xlink:type="simple" xlink:show="embed" xlink:actuate="onLoad">
              <text:p/>
            </draw:image>
          </draw:frame>
          <draw:custom-shape draw:name="Rectangle 10" draw:style-name="gr2" draw:text-style-name="P3" draw:layer="layout" svg:width="14.049cm" svg:height="2.539cm" svg:x="10.556cm" svg:y="5.417cm">
            <text:p text:style-name="P2"><text:span text:style-name="T1">HTML5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frame draw:name="Picture 10" draw:style-name="gr6" draw:text-style-name="P1" draw:layer="layout" svg:width="15.336cm" svg:height="14.516cm" svg:x="4.762cm" svg:y="2.778cm">
          <draw:image xlink:href="Pictures/1000000000000187000001721CF530A3.pn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name="AutoShape 2" draw:style-name="gr3" draw:text-style-name="P4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6" draw:layer="layout" svg:width="19.446cm" svg:height="2.541cm" svg:x="-2.183cm" svg:y="0cm">
          <text:p text:style-name="P5"><text:span text:style-name="T2">What’s ne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" draw:layer="layout" svg:width="19.261cm" svg:height="12.659cm" svg:x="3.175cm" svg:y="5.159cm">
          <draw:image xlink:href="Pictures/10000000000002D8000002228EE8F8D5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draw:frame draw:name="Picture 2" draw:style-name="gr7" draw:text-style-name="P1" draw:layer="layout" svg:width="19.261cm" svg:height="12.659cm" svg:x="3.175cm" svg:y="4.366cm">
          <draw:image xlink:href="Pictures/10000000000002D800000222A9D3DB34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g draw:name="Group 5">
          <draw:frame draw:name="Picture 2" draw:style-name="gr8" draw:text-style-name="P1" draw:layer="layout" svg:width="19.644cm" svg:height="14.287cm" svg:x="0.794cm" svg:y="3.373cm">
            <draw:image xlink:href="Pictures/10000000000002D80000022225C572AB.jpg" xlink:type="simple" xlink:show="embed" xlink:actuate="onLoad">
              <text:p/>
            </draw:image>
          </draw:frame>
          <draw:frame draw:name="Picture 3" draw:style-name="gr6" draw:text-style-name="P1" draw:layer="layout" svg:width="7.063cm" svg:height="5.899cm" svg:x="13.494cm" svg:y="3.373cm">
            <draw:image xlink:href="Pictures/100000000000010B000000DFF7AE263A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name="Picture 2" draw:style-name="gr9" draw:text-style-name="P1" draw:layer="layout" svg:width="16.668cm" svg:height="15.002cm" svg:x="0cm" svg:y="2.778cm">
          <draw:image xlink:href="Pictures/10000000000002D80000022260057403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g draw:name="Group 5">
          <draw:frame draw:name="Picture 2" draw:style-name="gr10" draw:text-style-name="P1" draw:layer="layout" svg:width="19.446cm" svg:height="14.584cm" svg:x="0cm" svg:y="2.778cm">
            <draw:image xlink:href="Pictures/10000000000002D8000002228A923F55.jpg" xlink:type="simple" xlink:show="embed" xlink:actuate="onLoad">
              <text:p/>
            </draw:image>
          </draw:frame>
          <draw:frame draw:name="Picture 3" draw:style-name="gr6" draw:text-style-name="P1" draw:layer="layout" svg:width="7.738cm" svg:height="3.769cm" svg:x="12.303cm" svg:y="2.778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g draw:name="Group 5">
          <draw:frame draw:name="Picture 2" draw:style-name="gr11" draw:text-style-name="P1" draw:layer="layout" svg:width="20.65cm" svg:height="14.667cm" svg:x="0cm" svg:y="2.794cm">
            <draw:image xlink:href="Pictures/10000000000002D800000222851D6D32.jpg" xlink:type="simple" xlink:show="embed" xlink:actuate="onLoad">
              <text:p/>
            </draw:image>
          </draw:frame>
          <draw:frame draw:name="Picture 3" draw:style-name="gr6" draw:text-style-name="P1" draw:layer="layout" svg:width="7.488cm" svg:height="4.086cm" svg:x="12.552cm" svg:y="2.381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draw:g draw:name="Group 5">
          <draw:frame draw:name="Picture 2" draw:style-name="gr12" draw:text-style-name="P1" draw:layer="layout" svg:width="17.065cm" svg:height="14.683cm" svg:x="0cm" svg:y="2.778cm">
            <draw:image xlink:href="Pictures/10000000000002D8000002227FE361A4.jpg" xlink:type="simple" xlink:show="embed" xlink:actuate="onLoad">
              <text:p/>
            </draw:image>
          </draw:frame>
          <draw:frame draw:name="Picture 3" draw:style-name="gr6" draw:text-style-name="P1" draw:layer="layout" svg:width="6.984cm" svg:height="7.055cm" svg:x="12.502cm" svg:y="3.165cm">
            <draw:image xlink:href="Pictures/10000000000001080000005A938EE5B3.png" xlink:type="simple" xlink:show="embed" xlink:actuate="onLoad">
              <text:p/>
            </draw:image>
          </draw:frame>
        </draw:g>
        <draw:custom-shape draw:name="AutoShape 5" draw:style-name="gr3" draw:text-style-name="P4" draw:layer="layout" svg:width="8.201cm" svg:height="4.285cm" svg:x="0.432cm" svg:y="-2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3" draw:text-style-name="P4" draw:layer="layout" svg:width="8.201cm" svg:height="4.285cm" svg:x="0.432cm" svg:y="-2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3" draw:text-style-name="P4" draw:layer="layout" svg:width="8.201cm" svg:height="4.285cm" svg:x="0.432cm" svg:y="-2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0" draw:text-style-name="P1" draw:layer="layout" svg:width="10.318cm" svg:height="11.583cm" svg:x="11.112cm" svg:y="4.564cm">
          <draw:image xlink:href="Pictures/10000000000000D4000000EE88D86D97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9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frame draw:name="Picture 2" draw:style-name="gr13" draw:text-style-name="P1" draw:layer="layout" svg:width="18.454cm" svg:height="12.659cm" svg:x="2.778cm" svg:y="4.167cm">
          <draw:image xlink:href="Pictures/10000000000002D80000022266E65557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0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frame draw:name="Picture 2" draw:style-name="gr14" draw:text-style-name="P1" draw:layer="layout" svg:width="20.438cm" svg:height="11.31cm" svg:x="0cm" svg:y="2.977cm">
          <draw:image xlink:href="Pictures/10000000000002D8000002229DA56673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draw:g draw:name="Group 7">
          <draw:g draw:name="Group 5">
            <draw:frame draw:name="Picture 2" draw:style-name="gr10" draw:text-style-name="P1" draw:layer="layout" svg:width="19.261cm" svg:height="14.445cm" svg:x="0cm" svg:y="2.977cm">
              <draw:image xlink:href="Pictures/10000000000002D800000222B1B9F572.jpg" xlink:type="simple" xlink:show="embed" xlink:actuate="onLoad">
                <text:p/>
              </draw:image>
            </draw:frame>
            <draw:frame draw:name="Picture 3" draw:style-name="gr6" draw:text-style-name="P1" draw:layer="layout" svg:width="10.318cm" svg:height="3.517cm" svg:x="8.136cm" svg:y="3.572cm">
              <draw:image xlink:href="Pictures/10000000000001080000005A938EE5B3.png" xlink:type="simple" xlink:show="embed" xlink:actuate="onLoad">
                <text:p/>
              </draw:image>
            </draw:frame>
          </draw:g>
          <draw:frame draw:name="Picture 4" draw:style-name="gr6" draw:text-style-name="P1" draw:layer="layout" svg:width="10.318cm" svg:height="2.38cm" svg:x="0.595cm" svg:y="14.684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586cm" svg:height="11.136cm" svg:x="3.705cm" svg:y="2.256cm" draw:page-number="12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name="Picture 2" draw:style-name="gr15" draw:text-style-name="P1" draw:layer="layout" svg:width="20.542cm" svg:height="12.104cm" svg:x="0cm" svg:y="4.167cm">
          <draw:image xlink:href="Pictures/10000000000002D800000222E5EAE570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3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name="Picture 2" draw:style-name="gr16" draw:text-style-name="P1" draw:layer="layout" svg:width="19.644cm" svg:height="11.31cm" svg:x="1.389cm" svg:y="4.167cm">
          <draw:image xlink:href="Pictures/10000000000002D80000022276050BEF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4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>
        <draw:g draw:name="Group 3">
          <draw:frame draw:name="Picture 2" draw:style-name="gr17" draw:text-style-name="P1" draw:layer="layout" svg:width="20.24cm" svg:height="10.913cm" svg:x="0cm" svg:y="4.366cm">
            <draw:image xlink:href="Pictures/10000000000002D80000022225B8BD3E.jpg" xlink:type="simple" xlink:show="embed" xlink:actuate="onLoad">
              <text:p/>
            </draw:image>
          </draw:frame>
          <draw:frame draw:name="Picture 3" draw:style-name="gr6" draw:text-style-name="P1" draw:layer="layout" svg:width="9.326cm" svg:height="3.179cm" svg:x="0.794cm" svg:y="11.906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586cm" svg:height="11.136cm" svg:x="3.705cm" svg:y="2.256cm" draw:page-number="15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>
        <draw:g draw:name="Group 3">
          <draw:frame draw:name="Picture 2" draw:style-name="gr10" draw:text-style-name="P1" draw:layer="layout" svg:width="19.261cm" svg:height="14.445cm" svg:x="0.595cm" svg:y="2.778cm">
            <draw:image xlink:href="Pictures/10000000000002D8000002226847D640.jpg" xlink:type="simple" xlink:show="embed" xlink:actuate="onLoad">
              <text:p/>
            </draw:image>
          </draw:frame>
          <draw:frame draw:name="Picture 3" draw:style-name="gr6" draw:text-style-name="P1" draw:layer="layout" svg:width="12.104cm" svg:height="2.38cm" svg:x="0.794cm" svg:y="11.311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586cm" svg:height="11.136cm" svg:x="3.705cm" svg:y="2.256cm" draw:page-number="16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name="Picture 2" draw:style-name="gr10" draw:text-style-name="P1" draw:layer="layout" svg:width="19.261cm" svg:height="14.445cm" svg:x="0.595cm" svg:y="2.977cm">
          <draw:image xlink:href="Pictures/10000000000002D8000002226D292F3F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7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name="Picture 2" draw:style-name="gr10" draw:text-style-name="P1" draw:layer="layout" svg:width="19.261cm" svg:height="14.445cm" svg:x="0.595cm" svg:y="2.977cm">
          <draw:image xlink:href="Pictures/10000000000002D800000222B41173D4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8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name="Picture 2" draw:style-name="gr18" draw:text-style-name="P1" draw:layer="layout" svg:width="19.261cm" svg:height="13.89cm" svg:x="0cm" svg:y="3.373cm">
          <draw:image xlink:href="Pictures/10000000000002D800000222FA7094DC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9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name="Picture 2" draw:style-name="gr19" draw:text-style-name="P1" draw:layer="layout" svg:width="19.161cm" svg:height="13.255cm" svg:x="1.389cm" svg:y="3.77cm">
          <draw:image xlink:href="Pictures/10000000000002D800000222FC8A0C86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20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>
        <draw:g draw:name="Group 3">
          <draw:frame draw:name="Picture 2" draw:style-name="gr10" draw:text-style-name="P1" draw:layer="layout" svg:width="19.261cm" svg:height="14.445cm" svg:x="0.595cm" svg:y="2.977cm">
            <draw:image xlink:href="Pictures/10000000000002D8000002221C92A422.jpg" xlink:type="simple" xlink:show="embed" xlink:actuate="onLoad">
              <text:p/>
            </draw:image>
          </draw:frame>
          <draw:frame draw:name="Picture 3" draw:style-name="gr6" draw:text-style-name="P1" draw:layer="layout" svg:width="17.462cm" svg:height="5.952cm" svg:x="0.992cm" svg:y="9.525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586cm" svg:height="11.136cm" svg:x="3.705cm" svg:y="2.256cm" draw:page-number="2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>
        <draw:g draw:name="Group 3">
          <draw:frame draw:name="Picture 2" draw:style-name="gr10" draw:text-style-name="P1" draw:layer="layout" svg:width="19.261cm" svg:height="14.445cm" svg:x="0.595cm" svg:y="3.373cm">
            <draw:image xlink:href="Pictures/10000000000002D8000002226956917A.jpg" xlink:type="simple" xlink:show="embed" xlink:actuate="onLoad">
              <text:p/>
            </draw:image>
          </draw:frame>
          <draw:frame draw:name="Picture 3" draw:style-name="gr6" draw:text-style-name="P1" draw:layer="layout" svg:width="6.984cm" svg:height="2.38cm" svg:x="1.587cm" svg:y="13.891cm">
            <draw:image xlink:href="Pictures/10000000000001080000005A938EE5B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586cm" svg:height="11.136cm" svg:x="3.705cm" svg:y="2.256cm" draw:page-number="22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name="Picture 2" draw:style-name="gr10" draw:text-style-name="P1" draw:layer="layout" svg:width="19.261cm" svg:height="14.445cm" svg:x="0.794cm" svg:y="2.977cm">
          <draw:image xlink:href="Pictures/10000000000002D800000222E020B967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23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name="Picture 2" draw:style-name="gr10" draw:text-style-name="P1" draw:layer="layout" svg:width="19.261cm" svg:height="14.445cm" svg:x="0.595cm" svg:y="2.778cm">
          <draw:image xlink:href="Pictures/10000000000002D800000222606E9C51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24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Rectangle 1" draw:style-name="gr2" draw:text-style-name="P8" draw:layer="layout" svg:width="19.446cm" svg:height="4.319cm" svg:x="1.984cm" svg:y="5.159cm">
          <text:p text:style-name="P7"><text:span text:style-name="T3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586cm" svg:height="11.136cm" svg:x="3.705cm" svg:y="2.256cm" draw:page-number="25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2E1000002379C7EA1F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'Liberation Sans'" style:font-family-generic="roman" style:font-pitch="variable" fo:font-size="29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2.4000015258789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0.001cm" svg:height="0.001cm" svg:x="0cm" svg:y="0cm" presentation:class="date-time">
        <draw:text-box>
          <text:p text:style-name="MP10"><text:span text:style-name="MT7"><text:date style:data-style-name="D1" text:date-value="2013-01-19">1/19/13</text:date></text:span></text:p>
        </draw:text-box>
      </draw:frame>
      <draw:frame draw:name="Footer Placeholder 4" presentation:style-name="Mpr3" draw:text-style-name="MP11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1" draw:layer="backgroundobjects" svg:width="0.001cm" svg:height="0.001cm" svg:x="0cm" svg:y="0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7" draw:text-style-name="MP11" draw:layer="backgroundobjects" svg:width="0.001cm" svg:height="0.001cm" svg:x="0cm" svg:y="0cm" presentation:class="date-time">
        <draw:text-box>
          <text:p text:style-name="MP10"><text:span text:style-name="MT7"><text:date style:data-style-name="D1" text:date-value="2013-01-19">1/19/13</text:date></text:span></text:p>
        </draw:text-box>
      </draw:frame>
      <draw:frame draw:name="Footer Placeholder 4" presentation:style-name="Mpr7" draw:text-style-name="MP11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11" draw:layer="backgroundobjects" svg:width="0.001cm" svg:height="0.001cm" svg:x="0cm" svg:y="0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11" draw:layer="backgroundobjects" svg:width="0.001cm" svg:height="0.001cm" svg:x="0cm" svg:y="0cm" presentation:class="date-time">
        <draw:text-box>
          <text:p text:style-name="MP10"><text:span text:style-name="MT7"><text:date style:data-style-name="D1" text:date-value="2013-01-19">1/19/13</text:date></text:span></text:p>
        </draw:text-box>
      </draw:frame>
      <draw:frame draw:name="Footer Placeholder 2" presentation:style-name="Mpr10" draw:text-style-name="MP11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0" draw:text-style-name="MP11" draw:layer="backgroundobjects" svg:width="0.001cm" svg:height="0.001cm" svg:x="0cm" svg:y="0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draw:frame presentation:style-name="Mpr13" draw:text-style-name="MP1" draw:layer="backgroundobjects" svg:width="5.917cm" svg:height="1.314cm" svg:x="1.27cm" svg:y="17.354cm" presentation:class="date-time">
        <draw:text-box>
          <text:p text:style-name="MP1"><presentation:date-time/></text:p>
        </draw:text-box>
      </draw:frame>
      <draw:frame presentation:style-name="Mpr13" draw:text-style-name="MP12" draw:layer="backgroundobjects" svg:width="8.051cm" svg:height="1.314cm" svg:x="8.686cm" svg:y="17.354cm" presentation:class="footer">
        <draw:text-box>
          <text:p text:style-name="MP12"><presentation:footer/></text:p>
        </draw:text-box>
      </draw:frame>
      <draw:frame presentation:style-name="Mpr13" draw:text-style-name="MP2" draw:layer="backgroundobjects" svg:width="5.917cm" svg:height="1.314cm" svg:x="18.211cm" svg:y="17.35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9T20:26:41</dc:date>
    <meta:generator>LibreOffice/3.6$Linux_X86_64 LibreOffice_project/360m1$Build-2</meta:generator>
    <meta:editing-duration>P0D</meta:editing-duration>
    <meta:editing-cycles>1</meta:editing-cycles>
    <meta:document-statistic meta:object-count="163"/>
  </office:meta>
</office:document-meta>
</file>